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officeooo:rsid="001dd080" officeooo:paragraph-rsid="001dd080"/>
    </style:style>
    <style:style style:name="P2" style:family="paragraph" style:parent-style-name="Standard">
      <style:paragraph-properties fo:line-height="150%" fo:text-align="justify" style:justify-single-word="false"/>
      <style:text-properties officeooo:rsid="0020839f" officeooo:paragraph-rsid="0020839f"/>
    </style:style>
    <style:style style:name="P3" style:family="paragraph" style:parent-style-name="Standard" style:list-style-name="L23">
      <style:paragraph-properties fo:line-height="150%" fo:text-align="justify" style:justify-single-word="false"/>
      <style:text-properties officeooo:rsid="0020839f" officeooo:paragraph-rsid="0020839f"/>
    </style:style>
    <style:style style:name="P4" style:family="paragraph" style:parent-style-name="Standard">
      <style:paragraph-properties fo:line-height="150%" fo:text-align="justify" style:justify-single-word="false"/>
      <style:text-properties style:text-underline-style="solid" style:text-underline-width="auto" style:text-underline-color="font-color" officeooo:rsid="0020839f" officeooo:paragraph-rsid="0020839f"/>
    </style:style>
    <style:style style:name="P5" style:family="paragraph" style:parent-style-name="Standard" style:list-style-name="L26">
      <style:paragraph-properties fo:line-height="150%" fo:text-align="justify" style:justify-single-word="false"/>
      <style:text-properties officeooo:paragraph-rsid="001f22ae"/>
    </style:style>
    <style:style style:name="P6" style:family="paragraph" style:parent-style-name="Standard" style:list-style-name="L26">
      <style:paragraph-properties fo:line-height="150%" fo:text-align="justify" style:justify-single-word="false"/>
      <style:text-properties officeooo:paragraph-rsid="0020839f"/>
    </style:style>
    <style:style style:name="P7" style:family="paragraph" style:parent-style-name="Standard" style:list-style-name="L19">
      <style:paragraph-properties fo:line-height="150%" fo:text-align="justify" style:justify-single-word="false"/>
      <style:text-properties officeooo:paragraph-rsid="001dd080"/>
    </style:style>
    <style:style style:name="P8" style:family="paragraph" style:parent-style-name="Standard">
      <style:paragraph-properties fo:margin-left="1.251cm" fo:margin-right="0cm" fo:line-height="150%" fo:text-align="justify" style:justify-single-word="false" fo:text-indent="-0.635cm" style:auto-text-indent="false"/>
      <style:text-properties style:text-underline-style="solid" style:text-underline-width="auto" style:text-underline-color="font-color" officeooo:rsid="0023a95b" officeooo:paragraph-rsid="0023a95b"/>
    </style:style>
    <style:style style:name="P9" style:family="paragraph" style:parent-style-name="Standard" style:list-style-name="L25">
      <style:paragraph-properties fo:margin-left="1.251cm" fo:margin-right="0cm" fo:line-height="150%" fo:text-align="justify" style:justify-single-word="false" fo:text-indent="-0.635cm" style:auto-text-indent="false"/>
      <style:text-properties style:text-underline-style="none" officeooo:rsid="0023a95b" officeooo:paragraph-rsid="0023a95b"/>
    </style:style>
    <style:style style:name="P10" style:family="paragraph" style:parent-style-name="Standard">
      <style:paragraph-properties fo:margin-left="1.251cm" fo:margin-right="0cm" fo:line-height="150%" fo:text-align="justify" style:justify-single-word="false" fo:text-indent="-0.635cm" style:auto-text-indent="false"/>
      <style:text-properties style:text-underline-style="none" officeooo:rsid="0023a95b" officeooo:paragraph-rsid="0023a95b"/>
    </style:style>
    <style:style style:name="P11" style:family="paragraph" style:parent-style-name="Standard" style:list-style-name="L25">
      <style:paragraph-properties fo:margin-left="1.251cm" fo:margin-right="0cm" fo:line-height="150%" fo:text-align="justify" style:justify-single-word="false" fo:text-indent="-0.635cm" style:auto-text-indent="false"/>
      <style:text-properties style:text-underline-style="none" officeooo:rsid="00240933" officeooo:paragraph-rsid="00240933"/>
    </style:style>
    <style:style style:name="P12" style:family="paragraph" style:parent-style-name="Standard" style:list-style-name="L25">
      <style:paragraph-properties fo:margin-left="1.251cm" fo:margin-right="0cm" fo:line-height="150%" fo:text-align="justify" style:justify-single-word="false" fo:text-indent="-0.635cm" style:auto-text-indent="false"/>
      <style:text-properties style:text-underline-style="none" officeooo:rsid="0025723b" officeooo:paragraph-rsid="0025723b"/>
    </style:style>
    <style:style style:name="P13" style:family="paragraph" style:parent-style-name="Standard" style:list-style-name="L28">
      <style:paragraph-properties fo:margin-left="1.251cm" fo:margin-right="0cm" fo:line-height="150%" fo:text-align="justify" style:justify-single-word="false" fo:text-indent="-0.635cm" style:auto-text-indent="false"/>
      <style:text-properties style:text-underline-style="none" officeooo:rsid="002a269f" officeooo:paragraph-rsid="002a269f"/>
    </style:style>
    <style:style style:name="P14" style:family="paragraph" style:parent-style-name="Standard" style:list-style-name="L24">
      <style:paragraph-properties fo:margin-left="1.251cm" fo:margin-right="0cm" fo:line-height="150%" fo:text-align="justify" style:justify-single-word="false" fo:text-indent="-0.635cm" style:auto-text-indent="false"/>
      <style:text-properties officeooo:paragraph-rsid="0023588c"/>
    </style:style>
    <style:style style:name="P15" style:family="paragraph" style:parent-style-name="Standard" style:list-style-name="L2">
      <style:paragraph-properties fo:margin-left="2.501cm" fo:margin-right="0cm" fo:line-height="150%" fo:text-align="justify" style:justify-single-word="false" fo:text-indent="-0.635cm" style:auto-text-indent="false"/>
      <style:text-properties officeooo:rsid="001dd080" officeooo:paragraph-rsid="001dd080"/>
    </style:style>
    <style:style style:name="P16" style:family="paragraph" style:parent-style-name="Standard" style:list-style-name="L24">
      <style:paragraph-properties fo:margin-left="2.501cm" fo:margin-right="0cm" fo:line-height="150%" fo:text-align="justify" style:justify-single-word="false" fo:text-indent="-0.635cm" style:auto-text-indent="false"/>
      <style:text-properties officeooo:rsid="00211465" officeooo:paragraph-rsid="00211465"/>
    </style:style>
    <style:style style:name="P17" style:family="paragraph" style:parent-style-name="Standard" style:list-style-name="L24">
      <style:paragraph-properties fo:margin-left="2.501cm" fo:margin-right="0cm" fo:line-height="150%" fo:text-align="justify" style:justify-single-word="false" fo:text-indent="-0.635cm" style:auto-text-indent="false"/>
      <style:text-properties officeooo:rsid="00234666" officeooo:paragraph-rsid="00234666"/>
    </style:style>
    <style:style style:name="P18" style:family="paragraph" style:parent-style-name="Standard" style:list-style-name="L24">
      <style:paragraph-properties fo:margin-left="2.501cm" fo:margin-right="0cm" fo:line-height="150%" fo:text-align="justify" style:justify-single-word="false" fo:text-indent="-0.635cm" style:auto-text-indent="false"/>
      <style:text-properties officeooo:rsid="0023588c" officeooo:paragraph-rsid="0023588c"/>
    </style:style>
    <style:style style:name="P19" style:family="paragraph" style:parent-style-name="Standard" style:list-style-name="L25">
      <style:paragraph-properties fo:margin-left="2.501cm" fo:margin-right="0cm" fo:line-height="150%" fo:text-align="justify" style:justify-single-word="false" fo:text-indent="-0.635cm" style:auto-text-indent="false"/>
      <style:text-properties style:text-underline-style="none" officeooo:rsid="0023a95b" officeooo:paragraph-rsid="0023a95b"/>
    </style:style>
    <style:style style:name="P20" style:family="paragraph" style:parent-style-name="Standard" style:list-style-name="L25">
      <style:paragraph-properties fo:margin-left="2.501cm" fo:margin-right="0cm" fo:line-height="150%" fo:text-align="justify" style:justify-single-word="false" fo:text-indent="-0.635cm" style:auto-text-indent="false"/>
      <style:text-properties style:text-underline-style="none" officeooo:rsid="00240933" officeooo:paragraph-rsid="00240933"/>
    </style:style>
    <style:style style:name="P21" style:family="paragraph" style:parent-style-name="Standard" style:list-style-name="L25">
      <style:paragraph-properties fo:margin-left="2.501cm" fo:margin-right="0cm" fo:line-height="150%" fo:text-align="justify" style:justify-single-word="false" fo:text-indent="-0.635cm" style:auto-text-indent="false"/>
      <style:text-properties style:text-underline-style="none" officeooo:rsid="0025723b" officeooo:paragraph-rsid="0025723b"/>
    </style:style>
    <style:style style:name="P22" style:family="paragraph" style:parent-style-name="Standard" style:list-style-name="L19">
      <style:paragraph-properties fo:margin-left="2.501cm" fo:margin-right="0cm" fo:line-height="150%" fo:text-align="justify" style:justify-single-word="false" fo:text-indent="-0.635cm" style:auto-text-indent="false"/>
      <style:text-properties officeooo:paragraph-rsid="0020839f"/>
    </style:style>
    <style:style style:name="P23" style:family="paragraph" style:parent-style-name="Standard" style:list-style-name="L2">
      <style:paragraph-properties fo:margin-left="2.501cm" fo:margin-right="0cm" fo:line-height="150%" fo:text-align="justify" style:justify-single-word="false" fo:text-indent="-0.635cm" style:auto-text-indent="false"/>
      <style:text-properties officeooo:paragraph-rsid="001dd080"/>
    </style:style>
    <style:style style:name="P24" style:family="paragraph" style:parent-style-name="Standard" style:list-style-name="L2">
      <style:paragraph-properties fo:margin-left="2.501cm" fo:margin-right="0cm" fo:line-height="150%" fo:text-align="justify" style:justify-single-word="false" fo:text-indent="-0.635cm" style:auto-text-indent="false"/>
      <style:text-properties officeooo:paragraph-rsid="0021feb7"/>
    </style:style>
    <style:style style:name="P25" style:family="paragraph" style:parent-style-name="Standard" style:list-style-name="L2">
      <style:paragraph-properties fo:margin-left="3.752cm" fo:margin-right="0cm" fo:line-height="150%" fo:text-align="justify" style:justify-single-word="false" fo:text-indent="-0.635cm" style:auto-text-indent="false"/>
      <style:text-properties officeooo:rsid="001dd080" officeooo:paragraph-rsid="001dd080"/>
    </style:style>
    <style:style style:name="P26" style:family="paragraph" style:parent-style-name="Standard" style:list-style-name="L24">
      <style:paragraph-properties fo:margin-left="3.752cm" fo:margin-right="0cm" fo:line-height="150%" fo:text-align="justify" style:justify-single-word="false" fo:text-indent="-0.635cm" style:auto-text-indent="false"/>
      <style:text-properties officeooo:rsid="00211465" officeooo:paragraph-rsid="00211465"/>
    </style:style>
    <style:style style:name="P27" style:family="paragraph" style:parent-style-name="Standard" style:list-style-name="L24">
      <style:paragraph-properties fo:margin-left="3.752cm" fo:margin-right="0cm" fo:line-height="150%" fo:text-align="justify" style:justify-single-word="false" fo:text-indent="-0.635cm" style:auto-text-indent="false"/>
      <style:text-properties officeooo:rsid="0023588c" officeooo:paragraph-rsid="0023588c"/>
    </style:style>
    <style:style style:name="P28" style:family="paragraph" style:parent-style-name="Standard">
      <style:paragraph-properties fo:margin-left="3.752cm" fo:margin-right="0cm" fo:line-height="150%" fo:text-align="justify" style:justify-single-word="false" fo:text-indent="-0.635cm" style:auto-text-indent="false"/>
      <style:text-properties officeooo:rsid="0023588c" officeooo:paragraph-rsid="0023588c"/>
    </style:style>
    <style:style style:name="P29" style:family="paragraph" style:parent-style-name="Standard" style:list-style-name="L24">
      <style:paragraph-properties fo:margin-left="3.752cm" fo:margin-right="0cm" fo:line-height="150%" fo:text-align="justify" style:justify-single-word="false" fo:text-indent="-0.635cm" style:auto-text-indent="false"/>
      <style:text-properties officeooo:rsid="0023a95b" officeooo:paragraph-rsid="0023a95b"/>
    </style:style>
    <style:style style:name="P30" style:family="paragraph" style:parent-style-name="Standard" style:list-style-name="L25">
      <style:paragraph-properties fo:margin-left="3.752cm" fo:margin-right="0cm" fo:line-height="150%" fo:text-align="justify" style:justify-single-word="false" fo:text-indent="-0.635cm" style:auto-text-indent="false"/>
      <style:text-properties style:text-underline-style="none" officeooo:rsid="0023a95b" officeooo:paragraph-rsid="0023a95b"/>
    </style:style>
    <style:style style:name="P31" style:family="paragraph" style:parent-style-name="Standard" style:list-style-name="L25">
      <style:paragraph-properties fo:margin-left="3.752cm" fo:margin-right="0cm" fo:line-height="150%" fo:text-align="justify" style:justify-single-word="false" fo:text-indent="-0.635cm" style:auto-text-indent="false"/>
      <style:text-properties style:text-underline-style="none" officeooo:rsid="00240933" officeooo:paragraph-rsid="00240933"/>
    </style:style>
    <style:style style:name="P32" style:family="paragraph" style:parent-style-name="Standard" style:list-style-name="L25">
      <style:paragraph-properties fo:margin-left="3.752cm" fo:margin-right="0cm" fo:line-height="150%" fo:text-align="justify" style:justify-single-word="false" fo:text-indent="-0.635cm" style:auto-text-indent="false"/>
      <style:text-properties style:text-underline-style="none" officeooo:rsid="0025723b" officeooo:paragraph-rsid="0025723b"/>
    </style:style>
    <style:style style:name="P33" style:family="paragraph" style:parent-style-name="Standard" style:list-style-name="L2">
      <style:paragraph-properties fo:margin-left="5.002cm" fo:margin-right="0cm" fo:line-height="150%" fo:text-align="justify" style:justify-single-word="false" fo:text-indent="-0.635cm" style:auto-text-indent="false"/>
      <style:text-properties officeooo:rsid="001dd080" officeooo:paragraph-rsid="001dd080"/>
    </style:style>
    <style:style style:name="P34" style:family="paragraph" style:parent-style-name="Standard" style:list-style-name="L2">
      <style:paragraph-properties fo:margin-left="5.002cm" fo:margin-right="0cm" fo:line-height="150%" fo:text-align="justify" style:justify-single-word="false" fo:text-indent="-0.635cm" style:auto-text-indent="false"/>
      <style:text-properties officeooo:rsid="001f22ae" officeooo:paragraph-rsid="001f22ae"/>
    </style:style>
    <style:style style:name="P35" style:family="paragraph" style:parent-style-name="Standard" style:list-style-name="L24">
      <style:paragraph-properties fo:margin-left="5.002cm" fo:margin-right="0cm" fo:line-height="150%" fo:text-align="justify" style:justify-single-word="false" fo:text-indent="-0.635cm" style:auto-text-indent="false"/>
      <style:text-properties officeooo:rsid="00211465" officeooo:paragraph-rsid="00211465"/>
    </style:style>
    <style:style style:name="P36" style:family="paragraph" style:parent-style-name="Standard" style:list-style-name="L24">
      <style:paragraph-properties fo:margin-left="5.002cm" fo:margin-right="0cm" fo:line-height="150%" fo:text-align="justify" style:justify-single-word="false" fo:text-indent="-0.635cm" style:auto-text-indent="false"/>
      <style:text-properties officeooo:rsid="0021ddd1" officeooo:paragraph-rsid="0021ddd1"/>
    </style:style>
    <style:style style:name="P37" style:family="paragraph" style:parent-style-name="Standard" style:list-style-name="L25">
      <style:paragraph-properties fo:margin-left="5.002cm" fo:margin-right="0cm" fo:line-height="150%" fo:text-align="justify" style:justify-single-word="false" fo:text-indent="-0.635cm" style:auto-text-indent="false"/>
      <style:text-properties style:text-underline-style="none" officeooo:rsid="00299784" officeooo:paragraph-rsid="00299784"/>
    </style:style>
    <style:style style:name="P38" style:family="paragraph" style:parent-style-name="Standard" style:list-style-name="L5">
      <style:paragraph-properties fo:margin-left="5.002cm" fo:margin-right="0cm" fo:line-height="150%" fo:text-align="justify" style:justify-single-word="false" fo:text-indent="-0.635cm" style:auto-text-indent="false"/>
      <style:text-properties officeooo:paragraph-rsid="001dd080"/>
    </style:style>
    <style:style style:name="P39" style:family="paragraph" style:parent-style-name="Standard" style:list-style-name="L25">
      <style:paragraph-properties fo:margin-left="0cm" fo:margin-right="0cm" fo:line-height="150%" fo:text-align="justify" style:justify-single-word="false" fo:text-indent="0cm" style:auto-text-indent="false"/>
      <style:text-properties style:text-underline-style="none" officeooo:rsid="00240933" officeooo:paragraph-rsid="00240933"/>
    </style:style>
    <style:style style:name="P40" style:family="paragraph" style:parent-style-name="Standard" style:master-page-name="">
      <style:paragraph-properties fo:margin-left="0cm" fo:margin-right="0cm" fo:line-height="150%" fo:text-align="justify" style:justify-single-word="false" fo:text-indent="0cm" style:auto-text-indent="false" style:page-number="auto"/>
      <style:text-properties style:text-underline-style="solid" style:text-underline-width="auto" style:text-underline-color="font-color" officeooo:rsid="0023a95b" officeooo:paragraph-rsid="0023a95b"/>
    </style:style>
    <style:style style:name="P41" style:family="paragraph" style:parent-style-name="Standard">
      <style:paragraph-properties fo:margin-left="7.504cm" fo:margin-right="0cm" fo:line-height="150%" fo:text-align="justify" style:justify-single-word="false" fo:text-indent="0cm" style:auto-text-indent="false"/>
      <style:text-properties style:text-underline-style="solid" style:text-underline-width="auto" style:text-underline-color="font-color" officeooo:rsid="002878f5" officeooo:paragraph-rsid="002878f5"/>
    </style:style>
    <style:style style:name="T1" style:family="text">
      <style:text-properties officeooo:rsid="001dd080"/>
    </style:style>
    <style:style style:name="T2" style:family="text">
      <style:text-properties officeooo:rsid="001f22ae"/>
    </style:style>
    <style:style style:name="T3" style:family="text">
      <style:text-properties officeooo:rsid="0020839f"/>
    </style:style>
    <style:style style:name="T4" style:family="text">
      <style:text-properties officeooo:rsid="0021ddd1"/>
    </style:style>
    <style:style style:name="T5" style:family="text">
      <style:text-properties officeooo:rsid="0021feb7"/>
    </style:style>
    <style:style style:name="T6" style:family="text">
      <style:text-properties officeooo:rsid="00234666"/>
    </style:style>
    <style:style style:name="T7" style:family="text">
      <style:text-properties officeooo:rsid="0023588c"/>
    </style:style>
    <style:style style:name="T8" style:family="text">
      <style:text-properties officeooo:rsid="0023a95b"/>
    </style:style>
    <style:style style:name="T9" style:family="text">
      <style:text-properties officeooo:rsid="00240933"/>
    </style:style>
    <style:style style:name="T10" style:family="text">
      <style:text-properties officeooo:rsid="002878f5"/>
    </style:style>
    <style:style style:name="T11" style:family="text">
      <style:text-properties officeooo:rsid="002a269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53cm" fo:text-indent="-0.635cm" fo:margin-left="6.25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23cm" fo:text-indent="-0.635cm" fo:margin-left="7.52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58cm" fo:text-indent="-0.635cm" fo:margin-left="8.15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793cm" fo:text-indent="-0.635cm" fo:margin-left="8.79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63cm" fo:text-indent="-0.635cm" fo:margin-left="10.06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33cm" fo:text-indent="-0.635cm" fo:margin-left="11.33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68cm" fo:text-indent="-0.635cm" fo:margin-left="11.968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</text:p>
      <text:p text:style-name="P41">W3SCHOOLS</text:p>
      <text:p text:style-name="P1"></text:p>
      <text:p text:style-name="P4">Main Page</text:p>
      <text:p text:style-name="P2"/>
      <text:list xml:id="list273732246592346915" text:style-name="L26">
        <text:list-item>
          <text:p text:style-name="P5"><text:span text:style-name="T2">A website with a white and green theme.</text:span></text:p>
        </text:list-item>
        <text:list-item>
          <text:p text:style-name="P6"><text:span text:style-name="T1">Header where the logo is mentioned to the left and a small description to the right.</text:span></text:p>
        </text:list-item>
      </text:list>
      <text:list xml:id="list4677574258539988184" text:style-name="L19">
        <text:list-item>
          <text:p text:style-name="P22"><text:span text:style-name="T1">Logo itself is a link to “</text:span><text:a xlink:type="simple" xlink:href="http://www.w3schools.com/"><text:span text:style-name="T1">http://www.w3schools.com</text:span></text:a><text:span text:style-name="T1">”.</text:span></text:p>
        </text:list-item>
        <text:list-item>
          <text:p text:style-name="P7"><text:span text:style-name="T10">Theme based top navigation bar,green in color.</text:span></text:p>
        </text:list-item>
      </text:list>
      <text:list xml:id="list6290960989077663571" text:style-name="L2">
        <text:list-item>
          <text:p text:style-name="P23"><text:span text:style-name="T1">Menu button to the left for navigation.</text:span></text:p>
        </text:list-item>
        <text:list-item>
          <text:p text:style-name="P25">A side menu(card) appears to the left of the screen on click.</text:p>
        </text:list-item>
        <text:list-item>
          <text:p text:style-name="P33">Contents to be referred are displayed <text:span text:style-name="T5">which on click gives the respective pages</text:span>.</text:p>
        </text:list-item>
        <text:list-item>
          <text:p text:style-name="P34">A close button to the top right corner of the card.</text:p>
        </text:list-item>
        <text:list-item>
          <text:p text:style-name="P24"><text:span text:style-name="T5">Navigation dropdown of tutorials,references and examples at the right of the header.</text:span></text:p>
          <text:list>
            <text:list-item>
              <text:p text:style-name="P15">A 'globe' icon <text:span text:style-name="T5">to the right of the navigation bar.</text:span></text:p>
              <text:list>
                <text:list-item>
                  <text:list>
                    <text:list-item>
                      <text:p text:style-name="P25">A light grey card with a google translate element which itself contains a google icon and a dropdown menu.<text:span text:style-name="T5">Menu displays different languages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509463133187447042" text:style-name="L5">
        <text:list-item>
          <text:p text:style-name="P38"><text:span text:style-name="T1">A close button at the top right corner of the card. <text:s/><text:tab/><text:tab/><text:tab/></text:span></text:p>
        </text:list-item>
      </text:list>
      <text:list xml:id="list165216467859070" text:continue-list="list6290960989077663571" text:style-name="L2">
        <text:list-item>
          <text:list>
            <text:list-item>
              <text:p text:style-name="P15">A 'search' element <text:span text:style-name="T5">to the right of the navigation bar.</text:span></text:p>
              <text:list>
                <text:list-item>
                  <text:list>
                    <text:list-item>
                      <text:p text:style-name="P25">A <text:span text:style-name="T3">light grey card which contains a </text:span>textbox with title "Search w3schools.com:" and a close button <text:span text:style-name="T3">appears </text:span>inside the textbox when a keyboard press is detected.</text:p>
                    </text:list-item>
                    <text:list-item>
                      <text:p text:style-name="P25">A button with a search icon <text:span text:style-name="T3">to the right of the textbox.</text:span></text:p>
                    </text:list-item>
                    <text:list-item>
                      <text:p text:style-name="P25">A close button <text:span text:style-name="T2">at the top right corner of the card</text:span>.</text:p>
                    </text:list-item>
                  </text:list>
                </text:list-item>
              </text:list>
            </text:list-item>
          </text:list>
        </text:list-item>
      </text:list>
      <text:list xml:id="list2898312807603551107" text:style-name="L23">
        <text:list-item>
          <text:p text:style-name="P3"><text:span text:style-name="T11">Content area-</text:span> <text:span text:style-name="T4">alternate divisions have the same background color and pattern.</text:span></text:p>
        </text:list-item>
      </text:list>
      <text:list xml:id="list93000018785947838" text:style-name="L24">
        <text:list-item>
          <text:p text:style-name="P17"><text:span text:style-name="T7">The first three</text:span> division<text:span text:style-name="T7">s</text:span> ha<text:span text:style-name="T7">ve</text:span> the main text at and a one-line description underneath.</text:p>
        </text:list-item>
        <text:list-item>
          <text:p text:style-name="P16">Buttons with label “Learn <text:s/>____” and “____ Reference” <text:span text:style-name="T6">follows</text:span> the text.</text:p>
        </text:list-item>
        <text:list-item>
          <text:p text:style-name="P16"><text:span text:style-name="T6">The</text:span> section <text:span text:style-name="T6">to the right </text:span>shows a real example captioned “____ Example:” and a code following it.</text:p>
        </text:list-item>
        <text:list-item>
          <text:p text:style-name="P26">A button labelled “Try it yourself” below the <text:span text:style-name="T6">Example</text:span> on click will take to another Tryit Editor.</text:p>
        </text:list-item>
        <text:list-item>
          <text:p text:style-name="P35">Tryit Editor consists of <text:s/>a small header where a text “Edit the Code:” <text:soft-page-break/>lies to the left, following it horizontally is a vertical button and a horizontal button which lets user to change the view on click. “See Result” is a button which follows and it displays the output on to the right s<text:span text:style-name="T6">ection </text:span>of the screen.</text:p>
        </text:list-item>
        <text:list-item>
          <text:p text:style-name="P36">The left section is a text area where the code can be written.</text:p>
        </text:list-item>
        <text:list-item>
          <text:p text:style-name="P36">The right section is a text area where the result of the written code is displayed.</text:p>
        </text:list-item>
        <text:list-item>
          <text:p text:style-name="P18">The next two divisions consists of three cards, each displaying the corresponding text-SQL,PHP,jQuery,W3.CSS,Color Picker and Bootstrap and a button labelled “Learn ___” below the texts.</text:p>
        </text:list-item>
        <text:list-item>
          <text:p text:style-name="P14"><text:span text:style-name="T7">Footer <text:s/>has the copyright and other policy details mentioned.</text:span></text:p>
        </text:list-item>
        <text:list-item>
          <text:p text:style-name="P27">Web Certificates is a tab <text:span text:style-name="T8">located at the top center </text:span>which provides all the certifi<text:span text:style-name="T8">cations of w3schools.com</text:span></text:p>
        </text:list-item>
        <text:list-item>
          <text:p text:style-name="P27">To the top right corner, Forum and About can be seen.</text:p>
        </text:list-item>
        <text:list-item>
          <text:p text:style-name="P29">To the bottom center lies a thumbs up icon which allows to like w3schools on facebook.</text:p>
        </text:list-item>
      </text:list>
      <text:p text:style-name="P28"/>
      <text:p text:style-name="P28"/>
      <text:p text:style-name="P40">Tutorial Page</text:p>
      <text:p text:style-name="P8"/>
      <text:list xml:id="list7703807501394390459" text:style-name="L28">
        <text:list-item>
          <text:p text:style-name="P13">All the pages other than the main page has the same pattern.</text:p>
        </text:list-item>
      </text:list>
      <text:list xml:id="list4735786493243390955" text:style-name="L25">
        <text:list-item>
          <text:p text:style-name="P9">Header with the same contents as that in the main page.</text:p>
        </text:list-item>
        <text:list-item>
          <text:p text:style-name="P9">Top Navigation bar </text:p>
        </text:list-item>
        <text:list-item>
          <text:p text:style-name="P19">Tabs listed horizontally-home, HTML, CSS, JAVASCRIPT, SQL, PHP, BOOTSTRAP, JQUERYto the left.</text:p>
        </text:list-item>
        <text:list-item>
          <text:p text:style-name="P30">Each tab's function is to provide the corresponding tutorial page.</text:p>
        </text:list-item>
        <text:list-item>
          <text:p text:style-name="P19">Dropdowns-Tutorials, References and Examples to the right of the navigation bar.</text:p>
        </text:list-item>
        <text:list-item>
          <text:p text:style-name="P19">A 'Globe' icon and a search element with the same functionalities as in the main page follows.</text:p>
        </text:list-item>
        <text:list-item>
          <text:p text:style-name="P9">Side navigation bar</text:p>
        </text:list-item>
        <text:list-item>
          <text:p text:style-name="P19">Contents listed vertically down.</text:p>
        </text:list-item>
        <text:list-item>
          <text:p text:style-name="P30">Each content <text:span text:style-name="T9">opens up</text:span> the corresponding tutorial.</text:p>
        </text:list-item>
        <text:list-item>
          <text:p text:style-name="P21">A scrollbar inside the navigation bar.</text:p>
        </text:list-item>
        <text:list-item>
          <text:p text:style-name="P11">Content <text:span text:style-name="T11">area</text:span></text:p>
        </text:list-item>
        <text:list-item>
          <text:p text:style-name="P20"><text:soft-page-break/>Main Heading of the topic.</text:p>
        </text:list-item>
        <text:list-item>
          <text:p text:style-name="P20">A row with links “previous” to the left and “next chapter” to the right.</text:p>
        </text:list-item>
        <text:list-item>
          <text:p text:style-name="P20">Descriptions about the topic using fixed font size and type.</text:p>
        </text:list-item>
        <text:list-item>
          <text:p text:style-name="P20">Examples are provided in between the description in cards.</text:p>
        </text:list-item>
        <text:list-item>
          <text:p text:style-name="P31">'Example' is followed by the code and a “Try it Yourself” button.</text:p>
        </text:list-item>
        <text:list-item>
          <text:p text:style-name="P20">A row with links “previous” to the left and “next chapter” to the right.</text:p>
        </text:list-item>
        <text:list-item>
          <text:p text:style-name="P12">Right side of the content part</text:p>
        </text:list-item>
        <text:list-item>
          <text:p text:style-name="P21">Links to learn more about the topics are given.</text:p>
        </text:list-item>
        <text:list-item>
          <text:p text:style-name="P21">A color picker.</text:p>
        </text:list-item>
        <text:list-item>
          <text:p text:style-name="P21">A facebook icon, twitter icon, google+ icon to share the page.</text:p>
        </text:list-item>
        <text:list-item>
          <text:p text:style-name="P11">Footer in a row*column format.</text:p>
        </text:list-item>
        <text:list-item>
          <text:p text:style-name="P20">Report Error, Print Page, Forum, About are the headings of the columns.</text:p>
        </text:list-item>
        <text:list-item>
          <text:p text:style-name="P31">Opens up the links to corresponding information.</text:p>
        </text:list-item>
        <text:list-item>
          <text:p text:style-name="P37">Report Error- A container to put in the suggestion appears.</text:p>
        </text:list-item>
        <text:list-item>
          <text:p text:style-name="P37">Print Page- The same page with a button labelled “Print Page” which provides the functionality of printing the webpage.</text:p>
        </text:list-item>
        <text:list-item>
          <text:p text:style-name="P37">About- Descriptons about w3schools and some basic details about the same.</text:p>
        </text:list-item>
        <text:list-item>
          <text:p text:style-name="P37">Forum- Functionality to move to a page that contains the general,member informations and calendar.</text:p>
        </text:list-item>
        <text:list-item>
          <text:p text:style-name="P20">Links to tutorials,references, examples and certificates.</text:p>
        </text:list-item>
        <text:list-item>
          <text:p text:style-name="P21">Copyright at the bottom and an image “w3schools.com” below it.</text:p>
        </text:list-item>
        <text:list-item>
          <text:p text:style-name="P32">The image itself is a link which provides the reference to w3schools.com.</text:p>
          <text:p text:style-name="P39"/>
          <text:p text:style-name="P31"/>
          <text:list>
            <text:list-header>
              <text:p text:style-name="P9"><text:s text:c="2"/></text:p>
            </text:list-header>
          </text:list>
        </text:list-item>
      </text:lis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7T11:53:59.213887042</meta:creation-date>
    <dc:date>2016-07-07T16:52:15.325405280</dc:date>
    <meta:editing-duration>PT4H11M52S</meta:editing-duration>
    <meta:editing-cycles>7</meta:editing-cycles>
    <meta:generator>LibreOffice/4.2.8.2$Linux_X86_64 LibreOffice_project/420m0$Build-2</meta:generator>
    <meta:document-statistic meta:table-count="0" meta:image-count="0" meta:object-count="0" meta:page-count="3" meta:paragraph-count="69" meta:word-count="797" meta:character-count="4393" meta:non-whitespace-character-count="3707"/>
  </office:meta>
</office:document-meta>
</file>